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0000002C367B3133B.png" manifest:media-type="image/png"/>
  <manifest:file-entry manifest:full-path="Pictures/100000000000032C0000017FBCB6757E.png" manifest:media-type="image/png"/>
  <manifest:file-entry manifest:full-path="Pictures/100000000000035D0000019B0405DE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2.4cm" svg:height="6.373cm" svg:x="0.6cm" svg:y="1.827cm">
          <draw:image xlink:href="Pictures/100000000000035D0000019B0405DE8A.png" xlink:type="simple" xlink:show="embed" xlink:actuate="onLoad">
            <text:p/>
          </draw:image>
        </draw:frame>
        <draw:frame draw:style-name="gr2" draw:layer="layout" svg:width="7.487cm" svg:height="0.962cm" svg:x="2.6cm" svg:y="0.6cm">
          <draw:text-box>
            <text:p>Transitional in a Jet Flow</text:p>
          </draw:text-box>
        </draw:frame>
        <draw:frame draw:style-name="gr1" draw:text-style-name="P1" draw:layer="layout" svg:width="14.183cm" svg:height="8.133cm" svg:x="13.6cm" svg:y="1.067cm">
          <draw:image xlink:href="Pictures/100000000000032C0000017FBCB6757E.png" xlink:type="simple" xlink:show="embed" xlink:actuate="onLoad">
            <text:p/>
          </draw:image>
        </draw:frame>
        <draw:frame draw:style-name="gr2" draw:layer="layout" svg:width="9.625cm" svg:height="0.962cm" svg:x="16.6cm" svg:y="0.438cm">
          <draw:text-box>
            <text:p>Multi-scale turbulence structures</text:p>
          </draw:text-box>
        </draw:frame>
        <draw:frame draw:style-name="gr1" draw:text-style-name="P1" draw:layer="layout" svg:width="22.4cm" svg:height="11cm" svg:x="2.9cm" svg:y="9.5cm">
          <draw:image xlink:href="Pictures/10000000000003A0000002C367B3133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6:43:23.558483813</meta:creation-date>
    <dc:date>2015-10-25T16:50:36.205064186</dc:date>
    <meta:editing-duration>P0D</meta:editing-duration>
    <meta:editing-cycles>1</meta:editing-cycles>
    <meta:document-statistic meta:object-count="28"/>
    <meta:generator>LibreOffice/4.2.8.2$Linux_X86_64 LibreOffice_project/420m0$Build-2</meta:generator>
  </office:meta>
</office:document-meta>
</file>